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2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rsid="003b48af" officeooo:paragraph-rsid="0049de29" style:font-size-asian="10pt" style:font-name-complex="Arial" style:font-size-complex="10pt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fo:font-weight="bold" officeooo:rsid="0018cd82" officeooo:paragraph-rsid="003cd07b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02685" style:font-name-complex="Arial" style:font-size-complex="10pt"/>
    </style:style>
    <style:style style:name="P2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6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7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32f8ff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30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31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32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3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34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5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6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37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8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3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 style:font-style-complex="italic"/>
    </style:style>
    <style:style style:name="T3" style:family="text">
      <style:text-properties fo:color="#333333" fo:font-size="8pt" officeooo:rsid="00146797" style:font-size-asian="8pt" style:font-style-complex="italic"/>
    </style:style>
    <style:style style:name="T4" style:family="text">
      <style:text-properties fo:color="#333333" fo:font-size="8pt" style:font-size-asian="8pt" style:font-size-complex="10pt"/>
    </style:style>
    <style:style style:name="T5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cd82" style:font-weight-asian="bold" style:font-weight-complex="bold"/>
    </style:style>
    <style:style style:name="T13" style:family="text">
      <style:text-properties fo:font-weight="bold" officeooo:rsid="003a2b76" style:font-weight-asian="bold" style:font-weight-complex="bold"/>
    </style:style>
    <style:style style:name="T14" style:family="text">
      <style:text-properties fo:font-weight="bold" officeooo:rsid="003b3abd" style:font-weight-asian="bold" style:font-weight-complex="bold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font-size="10pt" fo:font-weight="bold" style:font-size-asian="10pt" style:font-weight-asian="bold" style:font-style-complex="italic" style:font-weight-complex="bold"/>
    </style:style>
    <style:style style:name="T17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18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3" style:family="text">
      <style:text-properties fo:font-size="10pt" fo:font-weight="bold" style:font-size-asian="10pt" style:font-weight-asian="bold" style:font-weight-complex="bold"/>
    </style:style>
    <style:style style:name="T24" style:family="text">
      <style:text-properties fo:font-size="10pt" fo:font-weight="bold" officeooo:rsid="0018cd82" style:font-size-asian="10pt" style:font-weight-asian="bold" style:font-weight-complex="bold"/>
    </style:style>
    <style:style style:name="T25" style:family="text">
      <style:text-properties fo:font-size="10pt" fo:font-weight="bold" officeooo:rsid="001ee2f9" style:font-size-asian="10pt" style:font-weight-asian="bold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1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2" style:family="text">
      <style:text-properties style:font-size-complex="10pt"/>
    </style:style>
    <style:style style:name="T33" style:family="text">
      <style:text-properties officeooo:rsid="00146797" style:font-size-complex="10pt"/>
    </style:style>
    <style:style style:name="T34" style:family="text">
      <style:text-properties officeooo:rsid="0014d1a1" style:font-size-complex="10pt"/>
    </style:style>
    <style:style style:name="T35" style:family="text">
      <style:text-properties officeooo:rsid="0018cd82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d37af" style:font-weight-asian="normal" style:font-weight-complex="normal"/>
    </style:style>
    <style:style style:name="T38" style:family="text">
      <style:text-properties fo:font-weight="normal" officeooo:rsid="0049de29" style:font-weight-asian="normal" style:font-weight-complex="normal"/>
    </style:style>
    <style:style style:name="T39" style:family="text">
      <style:text-properties officeooo:rsid="0018e119"/>
    </style:style>
    <style:style style:name="T40" style:family="text">
      <style:text-properties officeooo:rsid="0020f9a1"/>
    </style:style>
    <style:style style:name="T41" style:family="text">
      <style:text-properties style:font-name="Arial" fo:font-size="10pt" fo:language="fr" fo:country="FR" style:font-size-asian="10pt" style:font-name-complex="Arial" style:font-size-complex="10pt"/>
    </style:style>
    <style:style style:name="T42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3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4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45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46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48" style:family="text">
      <style:text-properties style:font-name="Arial" fo:font-size="10pt" fo:language="fr" fo:country="FR" officeooo:rsid="004b9e93" style:font-size-asian="10pt" style:font-name-complex="Arial" style:font-size-complex="10pt"/>
    </style:style>
    <style:style style:name="T49" style:family="text">
      <style:text-properties fo:font-style="normal" officeooo:rsid="0018cd82" style:font-style-asian="normal" style:font-style-complex="normal"/>
    </style:style>
    <style:style style:name="T50" style:family="text">
      <style:text-properties officeooo:rsid="00348c2c"/>
    </style:style>
    <style:style style:name="T51" style:family="text">
      <style:text-properties officeooo:rsid="003a2b76"/>
    </style:style>
    <style:style style:name="T52" style:family="text">
      <style:text-properties officeooo:rsid="003b3abd"/>
    </style:style>
    <style:style style:name="T53" style:family="text">
      <style:text-properties officeooo:rsid="004362eb"/>
    </style:style>
    <style:style style:name="T54" style:family="text">
      <style:text-properties officeooo:rsid="0049d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9">+33 (0)6 26 05 75 41</text:p>
            <text:p text:style-name="P8"><text:a xlink:type="simple" xlink:href="mailto:pierre@mourlanne.com" text:style-name="Internet_20_link" text:visited-style-name="Visited_20_Internet_20_Link"><text:span text:style-name="T39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39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39">http://github.com/pmourlanne</text:span></text:a></text:p>
            <text:p text:style-name="P3"><text:a xlink:type="simple" xlink:href="http://gitlab.com/pmourlanne" text:style-name="Internet_20_link" text:visited-style-name="Visited_20_Internet_20_Link"><text:span text:style-name="T39">http://gitlab.com/pmourlanne</text:span></text:a></text:p>
          </table:table-cell>
        </table:table-row>
      </table:table>
      <text:p text:style-name="P8"/>
      <text:p text:style-name="P27"/>
      <text:p text:style-name="P27">Expérience Professionnelle</text:p>
      <text:p text:style-name="P12"/>
      <text:p text:style-name="P22"><text:span text:style-name="T10">Oct</text:span><text:span text:style-name="T8">. </text:span><text:span text:style-name="T10">15</text:span><text:span text:style-name="T8"> </text:span><text:span text:style-name="T15"><text:tab/></text:span><text:span text:style-name="T30">Ingénieur en développement </text:span><text:span text:style-name="T31">W</text:span><text:span text:style-name="T30">eb</text:span><text:span text:style-name="T16">, </text:span><text:span text:style-name="T22">Quividi</text:span><text:span text:style-name="T23">, </text:span><text:span text:style-name="T25">Paris</text:span></text:p>
      <text:list xml:id="list5884931742492601522" text:style-name="L1">
        <text:list-item>
          <text:p text:style-name="P28"><text:span text:style-name="T47">Développement</text:span><text:span text:style-name="T45"> d'un back office Python / Django. Développement d'une solution </text:span><text:span text:style-name="T44">d'</text:span><text:span text:style-name="T45">analytics </text:span><text:span text:style-name="T43">avec Elasticsearch pour </text:span><text:span text:style-name="T47">requéter</text:span><text:span text:style-name="T43"> </text:span><text:span text:style-name="T48">10</text:span><text:span text:style-name="T43">TO de données. Administration </text:span><text:span text:style-name="T46">d'un parc d'une vingtaine de machines</text:span><text:span text:style-name="T43">, notamment avec Ansible</text:span></text:p>
        </text:list-item>
      </text:list>
      <text:p text:style-name="P23"/>
      <text:p text:style-name="P21"><text:span text:style-name="T8">Sept. 14 –</text:span><text:span text:style-name="T9"> Oct. 15</text:span><text:span text:style-name="T8"> </text:span><text:span text:style-name="T15"><text:tab/></text:span><text:span text:style-name="T30">Ingénieur en développement </text:span><text:span text:style-name="T31">W</text:span><text:span text:style-name="T30">eb</text:span><text:span text:style-name="T16">, </text:span><text:span text:style-name="T21">Homeloc</text:span><text:span text:style-name="T23">, </text:span><text:span text:style-name="T25">Paris</text:span></text:p>
      <text:list xml:id="list161904343045768" text:continue-numbering="true" text:style-name="L1">
        <text:list-item>
          <text:p text:style-name="P29"><text:span text:style-name="T42">D</text:span><text:span text:style-name="T41">éveloppement de sites Web, de solutions de gestions de locations et de centrales de réservations. Outils utilisés : Django, Python, PSQL, Elasticsearch, Redis, Nginx</text:span></text:p>
        </text:list-item>
      </text:list>
      <text:p text:style-name="P20"/>
      <text:p text:style-name="P20"><text:span text:style-name="T7">Avril 14 – Sept. 14</text:span><text:span text:style-name="T15"><text:tab/></text:span><text:span text:style-name="T18">Stagiaire</text:span><text:span text:style-name="T16">, </text:span><text:span text:style-name="T20">Gymglish</text:span><text:span text:style-name="T23">, </text:span><text:span text:style-name="T25">Paris</text:span></text:p>
      <text:list xml:id="list8953918134434260248" text:style-name="WW8Num18">
        <text:list-item>
          <text:p text:style-name="P30">Développement <text:span text:style-name="T53">W</text:span>eb, administration système. Outils utilisés : Django, Plone, Python, Elasticsearch, Apache, Bacula</text:p>
        </text:list-item>
      </text:list>
      <text:p text:style-name="P19"/>
      <text:p text:style-name="P19"><text:span text:style-name="T6">Février 13 – Août 13</text:span><text:span text:style-name="T15"><text:tab/></text:span><text:span text:style-name="T18">Stagiaire</text:span><text:span text:style-name="T16">, </text:span><text:span text:style-name="T18">Sketchfab</text:span><text:span text:style-name="T23">, </text:span><text:span text:style-name="T24">Paris</text:span></text:p>
      <text:list xml:id="list161904787911504" text:continue-numbering="true" text:style-name="WW8Num18">
        <text:list-item>
          <text:p text:style-name="P31">Développement web backend pour une start-up. Outils utilisés : Django, Celery, MySQL, Git, jQuery, Backbone, Pivotal</text:p>
        </text:list-item>
      </text:list>
      <text:p text:style-name="P24"/>
      <text:p text:style-name="P19"><text:span text:style-name="T5">Août 12 – Janvier 13</text:span><text:span text:style-name="T15"><text:tab/></text:span><text:span text:style-name="T18">Stagiaire</text:span><text:span text:style-name="T16">, </text:span><text:span text:style-name="T18">SECLAB UCSB, Santa Barbara, États-Unis</text:span></text:p>
      <text:list xml:id="list161905891753811" text:continue-numbering="true" text:style-name="WW8Num18">
        <text:list-item>
          <text:p text:style-name="P32">Travaux de recherche dans un laboratoire de sécurité informatique <text:span text:style-name="T50">menant à une publication </text:span><text:a xlink:type="simple" xlink:href="https://www.usenix.org/node/190847" text:style-name="Internet_20_link" text:visited-style-name="Visited_20_Internet_20_Link"><text:span text:style-name="T50">USENIX</text:span></text:a></text:p>
        </text:list-item>
      </text:list>
      <text:h text:style-name="P36" text:outline-level="2">Projets</text:h>
      <text:p text:style-name="P6"/>
      <text:p text:style-name="P16"><text:a xlink:type="simple" xlink:href="https://github.com/pmourlanne/fiqs" text:style-name="Internet_20_link" text:visited-style-name="Visited_20_Internet_20_Link"><text:span text:style-name="T11">fiqs</text:span></text:a><text:span text:style-name="T36"><text:tab/>Client Python pour Elasticsearch</text:span></text:p>
      <text:p text:style-name="P13"><text:a xlink:type="simple" xlink:href="https://github.com/pmourlanne/VKTrainer" text:style-name="Internet_20_link" text:visited-style-name="Visited_20_Internet_20_Link"><text:span text:style-name="T13">VKTrainer</text:span></text:a> <text:tab/><text:span text:style-name="T51">Application web permettant d'appliquer des labels à des photos dans le but de faire des données d'entraînement pour du Machine Learning</text:span></text:p>
      <text:p text:style-name="P14"><text:a xlink:type="simple" xlink:href="http://37tub.es/" text:style-name="Internet_20_link" text:visited-style-name="Visited_20_Internet_20_Link"><text:span text:style-name="T14">37Tubes</text:span></text:a> <text:tab/><text:span text:style-name="T52">Site web avec une soundboard du « Dîner de cons »</text:span></text:p>
      <text:h text:style-name="P37" text:outline-level="2"/>
      <text:h text:style-name="P37" text:outline-level="2">Formation</text:h>
      <text:h text:style-name="P35" text:outline-level="2"/>
      <text:p text:style-name="P11"><text:span text:style-name="T2">2010 – </text:span><text:span text:style-name="T3">2014</text:span><text:span text:style-name="T15"><text:tab/></text:span><text:span text:style-name="T17">Diplôme d'Ingénieur de l'École </text:span><text:span text:style-name="T19">Supérieure</text:span><text:span text:style-name="T17"> d'Électricité</text:span></text:p>
      <text:p text:style-name="P10"><text:span text:style-name="T1"><text:tab/></text:span><text:span text:style-name="T11">SUPELEC, Rennes</text:span></text:p>
      <text:list xml:id="list310043170520908394" text:style-name="WW8Num14">
        <text:list-item>
          <text:p text:style-name="P33"><text:span text:style-name="T33">Majeure </text:span><text:span text:style-name="T32">: </text:span><text:span text:style-name="T34">Systèmes d'Information Sécurisés</text:span></text:p>
        </text:list-item>
      </text:list>
      <text:p text:style-name="P5"/>
      <text:p text:style-name="P11"><text:span text:style-name="T4">2007 - 2010</text:span><text:span text:style-name="T29"><text:tab/></text:span><text:span text:style-name="T27">Classes </text:span><text:span text:style-name="T28">P</text:span><text:span text:style-name="T27">réparatoires aux </text:span><text:span text:style-name="T28">G</text:span><text:span text:style-name="T27">randes </text:span><text:span text:style-name="T28">É</text:span><text:span text:style-name="T27">coles</text:span><text:span text:style-name="T26"> – Lycée Clemenceau, Nantes</text:span></text:p>
      <text:list xml:id="list8074830444108915818" text:style-name="WW8Num2">
        <text:list-item>
          <text:p text:style-name="P34">Options : Mathématiques et Physique</text:p>
        </text:list-item>
      </text:list>
      <text:h text:style-name="P38" text:outline-level="2"/>
      <text:h text:style-name="P39" text:outline-level="2">Compétences</text:h>
      <text:p text:style-name="P17"/>
      <text:p text:style-name="P17"><text:span text:style-name="T35">Informatique</text:span><text:tab/><text:tab/><text:span text:style-name="T37">Python, Django, Elasticsearch, SQL, Javascript, </text:span><text:span text:style-name="T38">Ansible</text:span></text:p>
      <text:p text:style-name="P26"><text:span text:style-name="T12">Thèmes étudiés</text:span> <text:s text:c="4"/><text:span text:style-name="T40">Cryptographie, Sûreté de fonctionnement, Systèmes d'exploitation, Architecture Informatique, Réseaux, Théorie des Jeux, Compilation</text:span></text:p>
      <text:p text:style-name="P18"/>
      <text:p text:style-name="P15"><text:span text:style-name="T12">Anglais</text:span> <text:tab/><text:span text:style-name="T54">Maîtrise parfaite</text:span></text:p>
      <text:p text:style-name="P15"><text:span text:style-name="T12">Espagnol</text:span> <text:s text:c="2"/><text:tab/><text:span text:style-name="T35">Niveau scolaire</text:span></text:p>
      <text:p text:style-name="P25"/>
      <text:h text:style-name="P40" text:outline-level="2">Hobbies</text:h>
      <text:p text:style-name="P4"/>
      <text:p text:style-name="P7"><text:a xlink:type="simple" xlink:href="https://pmourlanne.wordpress.com/2016/06/11/lectures-de-lannee/" text:style-name="Internet_20_link" text:visited-style-name="Visited_20_Internet_20_Link"><text:span text:style-name="T49">Littérature anglophone</text:span></text:a><text:span text:style-name="T35">, </text:span><text:a xlink:type="simple" xlink:href="http://i.imgur.com/dBbxnCo.jpg" text:style-name="Internet_20_link" text:visited-style-name="Visited_20_Internet_20_Link"><text:span text:style-name="T35">Jeux de société</text:span></text:a><text:span text:style-name="T35">, </text:span><text:a xlink:type="simple" xlink:href="http://pmourlanne.wordpress.com/2014/03/26/quelques-trucs-a-manger/" text:style-name="Internet_20_link" text:visited-style-name="Visited_20_Internet_20_Link"><text:span text:style-name="T35">Cuis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18-01-17T16:19:03.999557023</dc:date>
    <meta:editing-cycles>64</meta:editing-cycles>
    <meta:editing-duration>PT3H43M33S</meta:editing-duration>
    <meta:generator>LibreOffice/5.0.6.2$Linux_X86_64 LibreOffice_project/00m0$Build-2</meta:generator>
    <meta:document-statistic meta:table-count="1" meta:image-count="0" meta:object-count="0" meta:page-count="1" meta:paragraph-count="34" meta:word-count="266" meta:character-count="2007" meta:non-whitespace-character-count="1762"/>
    <meta:user-defined meta:name="Info 1"/>
    <meta:user-defined meta:name="Info 2"/>
    <meta:user-defined meta:name="Info 3"/>
    <meta:user-defined meta:name="Info 4"/>
  </office:meta>
</office:document-meta>
</file>